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master-page-name="Standard">
      <style:paragraph-properties style:page-number="auto"/>
    </style:style>
    <style:style style:name="T1" style:family="text">
      <style:text-properties fo:color="#ffff00" style:font-name="Arial Narrow"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ie Aufzeichnungen des Fluohsumpfes</text:h>
      <text:p text:style-name="Standard">Nachdem Baradé zusammen mit den Orks den König der Nordmänner gefangen genommen hat, will er zurück in Richtung Südwesten in das Königreich der Menschen ziehen. <text:s/>Bevor er dort eintrifft, möchte er jedoch dem dunklen Magier Deranor einen Besuch abstatten, um ihn als Verbündeten gegen die Menschen und Hochelfen zu gewinnen.</text:p>
      <text:p text:style-name="Standard">In der Erzählung über seine Reise dorthin, schreibt er über seine Erinnerungen.</text:p>
      <text:p text:style-name="Standard">Dieser Teil gehört zum dritten Band.</text:p>
      <text:p text:style-name="Standard"/>
      <text:p text:style-name="Standard">Ich befand mich also nun auf dem Weg zur Festung des dunklen Magiers Deranor, der in ganz Mittillant zwar bekannt, aber auch tot geschrieben war. Natürlich wusste ich es inzwischen besser. Er wurde gejagt und vertrieben und floh dorthin, wo ihm niemand hin folgen würde: in den Fluohsumpf. Vermutlich wurde durch sein Einziehen in den sowieso schon als grausam bekannten Sumpf, dessen Namen eine noch höhere Bedeutung zugeordnet.</text:p>
      <text:p text:style-name="Standard">Seit bestimmt einhundert Jahren hatte man nichts mehr von Deranor gehört, aber dank Gardonars Aufzeichnungen und meines vorangegangenen Wissens von Deranor durch meine Lehrer in Tfjahn, wusste ich von ihm und war mir sicher, dass es ihn noch gab.</text:p>
      <text:p text:style-name="Standard">Jene Aufzeichnungen Gardonars waren alte Schriftstücke von einem Ritter verfasst, der es wagte, zusammen mit einigen anderen Gefolgsleuten, die Sümpfe zu erkunden und dabei den Unheiligen aufzusuchen.</text:p>
      <text:p text:style-name="Standard">Deranor hatte nämlich eine neue Form des Glaubens zu den Menschen gebracht, wofür er letztendlich mit der Verbannung bezahlte. Er hatte unter jenen, die ihn kannten den Ruf, der Totenmagie mächtig zu sein und damit sein Wissen in eine furchterregende Richtung zu erweitern.</text:p>
      <text:p text:style-name="Standard">Als wir das nächste Mal das unser Lager aufschlugen, holte ich am Abend zum vermutlich zehnten Mal Kopien der Aufzeichnungen hervor, um sie mir wieder und wieder durchzulesen. Von meinem Auftreten und meiner Einschätzung Deranors könnte in den folgenden Tagen, Wochen und Jahren eine Menge abhängen.</text:p>
      <text:p text:style-name="Standard">Ich begann wie immer auf der fünften Seite:</text:p>
      <text:p text:style-name="Standard">„Grausam ist die Stille und Undurchdringlichkeit des Sumpfes. <text:s/>Wir sehen Tote, die nicht tot sind, Wesen, die wir nicht verstehen und kommen in Situationen aus denen es kein Entkommen gibt. Alles was ich als Ritter und ehrenhafter Diener des Königs gelernt und zu bewahren versucht habe, scheint an diesem Ort völlig ohne Bedeutung zu sein. <text:s/>Das Schlimmste aber neben all den Zwängen dies zu ertragen, sind die Verluste meiner Kameraden und Freunde auf eine für mich äußerst unnatürliche und unbegreifliche Weise. Heute morgen als wir weiter in Richtung Nordosten marschieren wollten, um uns der Festung des Dunklen zu nähern, verloren wir Alwin unseren besten Bogenschützen. Er hat sich zunächst die Ohren abgerissen. Kurz darauf stach er sich beide Augen mit einer Pfeilspitze auf und warf sich schließlich mit offenem Mund auf sein Schwert, sodass es im Rachen stecken blieb und ihn aufspießte.</text:p>
      <text:p text:style-name="Standard"><text:soft-page-break/>Zu begreifen, was hier vor sich geht haben meine Kameraden und ich bereits aufgegeben. Was uns bleibt ist der Blick in die Zukunft, vorwärts, immer dem Ziel nach …“</text:p>
      <text:p text:style-name="Standard">Ich nahm mir ein weiteres Blatt und las dort weiter, um mir nur dessen für mich Wichtige wieder bewusst zu werden.</text:p>
      <text:p text:style-name="Standard">„Wir bestiegen den Fels am Nachmittag. Zumindest hielten wir es für den Nachmittag, jedoch fällt es uns schwer, die Tageszeit einzuschätzen, wenn kein Sonnenlicht zu uns herab dringt und nur die Geister und das Wasser des Sumpfes unseren Weg in ein schwaches Licht versetzen.</text:p>
      <text:p text:style-name="Standard">Dreißig Mann sind wir inzwischen, weniger als halb so viele, wie zu Beginn und dennoch bin ich zuversichtlich, dass wir das Tor dieser Festung innerhalb der nächsten zwei Tage erreichen werden.“</text:p>
      <text:p text:style-name="Standard">Ich übersprang wieder einen Teil des Textes.</text:p>
      <text:p text:style-name="Standard">„Die Statuen an der Mauerbrüstung haben grausame Gesichter mit großen Zähnen und zudem noch weit geöffnete und gespannte Flügel. <text:s/>Das Tor scheint gut befestigt zu sein und nur eine sehr schmale, lange Brücke führt hinüber. Es gibt kein Zurück mehr, denn keiner von uns möchten den großen Felsen wieder hinab steigen, ohne den Dunklen gesehen zu haben. Wir schliffen unsere Waffen, um uns auf mögliche Kämpfe vorzubereiten. Sintbert und<text:span text:style-name="T1"> </text:span>Volkmar rechnen mit gewaltsamem Widerstand, Sarolf dagegen ist der Überzeugung, wir sollten uns wie freundlich gesinnte Besucher verhalten.</text:p>
      <text:p text:style-name="Standard">Ich persönlich habe keine Meinung dazu und versuche mich so gut es geht in Form zu bringen.“</text:p>
      <text:p text:style-name="Standard">Ich drehte das Schriftstück um.</text:p>
      <text:p text:style-name="Standard">„Volkmar überschritt als Erster die Brücke und klopfte am Tor. Er brauchte eine ganze Weile, um sich vorsichtig über die dünne Steinbrücke in Richtung der großen, dunklen Festung zu bewegen und auch bis er schließlich mit seiner Faust gegen das Tot hämmerte. <text:s/>Es geschah nichts und Verzweiflung machte sich schnell breit, aber dann als er schon umkehren wollte, öffnete sich das Tor wie von Geisterhand. Wir konnten von unserer Position aus nichts erkennen, denn drinnen schien absolute Finsternis zu herrschen. Nach und nach machten wir uns auf, die Festung ebenfalls zu betreten und tasteten uns vorsichtig über die Brücke. Wir betraten die Eingangshalle der Festung und entzündeten unsere Fackeln. Die Wände der Halle waren mit in die Mauer gehauenen Statuen und Köpfen übersät. Allesamt stellten dunkle Wesen ähnlich derer auf den Mauern dar. <text:s/>Wir schritten die Mauern entlang, um eine Tür oder dergleichen zu finden, doch nichts. Stattdessen schrie Egbert auf und lies seine Fackel fallen, nachdem er sie angehoben hatte, um die Decke genauer zu betrachten. Wir hoben daraufhin alle unser Fackeln an, um die Decke zu erleuchten und mussten mit Erschrecken feststellen, dass die gesamte Decke mit menschlichen Kadavern, die dort mit dicken Eisenketten befestigt waren, <text:s/>gepflastert war. Sie schienen bereits stark verwest zu sein und manche hingen in den Ecken der Halle an Ketten senkrecht herunter oder in an Ketten befestigten Käfigen in der Luft. Am Ende der Halle konnten wir kurz darauf einige Schädelhaufen ausfindig machen. Daraufhin verließen wir im Eilschritt die Halle, um uns draußen auf dem Felsen zu beraten.“</text:p>
      <text:p text:style-name="Standard">Die vom namenlosen Ritter genannte Brutalität hatte mich bereits von Anfang an misstrauisch und nachdenklich darüber gestimmt, ob dieser „Dunkle“ überhaupt als Verbündeter in Betracht zu ziehen sei. Nichtsdestotrotz benötigte ich zumindest ein starkes Heer, wenn der Einmarsch gelingen sollte <text:soft-page-break/>und sich Gardonar nicht mit einem Haufen verbitterter Menschen herumschlagen wollte, die für die Verteidigung ihres Königreichs jedweder Not ertrugen.</text:p>
      <text:p text:style-name="Standard">IM FOLGENDEN WERDEN WEITERE AUFZEICHNUNGEN BESCHRIEBEN. DIE RITTER VERSUCHEN DEN DUNKLEN IN GEWAHRSAM ZU NEHMEN NACHDEM DIESER IHNEN BEGEGNET IST JEDOCH WERDEN ALLE GETÖTET. WIE DAS SCHRIFTSTÜCK ZU Gardonar GELANGE IST NOCH UNKL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de" fo:country="D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847cm" fo:margin-bottom="0cm" loext:contextual-spacing="false"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dauth</meta:initial-creator>
    <meta:editing-cycles>30</meta:editing-cycles>
    <meta:creation-date>2010-06-16T08:54:00</meta:creation-date>
    <dc:date>2017-01-22T16:38:19.879784443</dc:date>
    <meta:editing-duration>PT14S</meta:editing-duration>
    <meta:generator>LibreOffice/5.0.6.2$Linux_X86_64 LibreOffice_project/00$Build-2</meta:generator>
    <meta:document-statistic meta:table-count="0" meta:image-count="0" meta:object-count="0" meta:page-count="3" meta:paragraph-count="22" meta:word-count="1034" meta:character-count="6650" meta:non-whitespace-character-count="5631"/>
    <meta:template xlink:type="simple" xlink:actuate="onRequest" xlink:title="Normal.dotm" xlink:href=""/>
  </office:meta>
</office:document-meta>
</file>